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2bd5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paragraph-rsid="001cf140"/>
    </style:style>
    <style:style style:name="T1" style:family="text">
      <style:text-properties officeooo:rsid="0014a0c8"/>
    </style:style>
    <style:style style:name="T2" style:family="text">
      <style:text-properties officeooo:rsid="0017fb8b"/>
    </style:style>
    <style:style style:name="T3" style:family="text">
      <style:text-properties officeooo:rsid="001f3b84"/>
    </style:style>
    <style:style style:name="T4" style:family="text">
      <style:text-properties fo:font-size="14pt" officeooo:rsid="001cf140" style:font-size-asian="14pt" style:font-size-complex="14pt"/>
    </style:style>
    <style:style style:name="T5" style:family="text">
      <style:text-properties fo:font-size="14pt" officeooo:rsid="00234ae8" style:font-size-asian="14pt" style:font-size-complex="14pt"/>
    </style:style>
    <style:style style:name="T6" style:family="text">
      <style:text-properties officeooo:rsid="0023c9c3"/>
    </style:style>
    <style:style style:name="T7" style:family="text">
      <style:text-properties officeooo:rsid="002564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hần mềm soạn nhạc: Lilypond 2.22, Frescobaldi 3.0</text:p>
      <text:p text:style-name="P3">Phần mềm khác: LibreOffice <text:span text:style-name="T3">7</text:span>, <text:span text:style-name="T2">Ubuntu 20</text:span>, <text:span text:style-name="T1">pdflatex 3, </text:span><text:span text:style-name="T6">qpdf </text:span><text:span text:style-name="T7">9</text:span></text:p>
      <text:p text:style-name="P5"><text:span text:style-name="T4">Phông chữ: </text:span><text:span text:style-name="T5">Deja Vu Serif Condensed, </text:span><text:span text:style-name="T4">Liberation Seri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9-11T22:26:24.421000000</dc:date>
    <meta:editing-duration>PT8H30M32S</meta:editing-duration>
    <meta:editing-cycles>26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" meta:word-count="27" meta:character-count="161" meta:non-whitespace-character-count="137"/>
  </office:meta>
</office:document-meta>
</file>